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175cm" svg:height="0.725cm" svg:x="8.62cm" svg:y="1.635cm">
          <draw:text-box>
            <text:p>QS(A, 1, 9)</text:p>
          </draw:text-box>
        </draw:frame>
        <draw:frame draw:style-name="gr1" draw:layer="layout" svg:width="3.175cm" svg:height="0.725cm" svg:x="6.08cm" svg:y="3.54cm">
          <draw:text-box>
            <text:p>QS(A, 1, 7)</text:p>
          </draw:text-box>
        </draw:frame>
        <draw:line draw:style-name="gr2" draw:text-style-name="P1" draw:layer="layout" svg:x1="9.498cm" svg:y1="2.27cm" svg:x2="7.593cm" svg:y2="3.54cm">
          <text:p/>
        </draw:line>
        <draw:frame draw:style-name="gr1" draw:layer="layout" svg:width="3.175cm" svg:height="0.725cm" svg:x="10.525cm" svg:y="3.54cm">
          <draw:text-box>
            <text:p>QS(A, 8, 9)</text:p>
          </draw:text-box>
        </draw:frame>
        <draw:line draw:style-name="gr2" draw:text-style-name="P1" draw:layer="layout" svg:x1="9.836cm" svg:y1="2.27cm" svg:x2="11.741cm" svg:y2="3.54cm">
          <text:p/>
        </draw:line>
        <draw:frame draw:style-name="gr1" draw:layer="layout" svg:width="3.175cm" svg:height="0.725cm" svg:x="6.08cm" svg:y="5.48cm">
          <draw:text-box>
            <text:p>QS(A, 1, 6)</text:p>
          </draw:text-box>
        </draw:frame>
        <draw:line draw:style-name="gr2" draw:text-style-name="P1" draw:layer="layout" svg:x1="7.35cm" svg:y1="4.175cm" svg:x2="7.35cm" svg:y2="5.445cm">
          <text:p/>
        </draw:line>
        <draw:frame draw:style-name="gr1" draw:layer="layout" svg:width="3.175cm" svg:height="0.725cm" svg:x="6.08cm" svg:y="7.385cm">
          <draw:text-box>
            <text:p>QS(A, 1, 6)</text:p>
          </draw:text-box>
        </draw:frame>
        <draw:line draw:style-name="gr2" draw:text-style-name="P1" draw:layer="layout" svg:x1="7.35cm" svg:y1="6.08cm" svg:x2="7.35cm" svg:y2="7.35cm">
          <text:p/>
        </draw:line>
        <draw:frame draw:style-name="gr3" draw:layer="layout" svg:width="1.905cm" svg:height="1.52cm" svg:x="13.065cm" svg:y="3.54cm">
          <draw:text-box>
            <text:p>[84,96]</text:p>
          </draw:text-box>
        </draw:frame>
        <draw:frame draw:style-name="gr3" draw:layer="layout" svg:width="1.905cm" svg:height="1.52cm" svg:x="4.769cm" svg:y="5.472cm">
          <draw:text-box>
            <text:p>[13]</text:p>
          </draw:text-box>
        </draw:frame>
        <draw:line draw:style-name="gr2" draw:text-style-name="P1" draw:layer="layout" svg:x1="7.404cm" svg:y1="7.999cm" svg:x2="10.579cm" svg:y2="9.269cm">
          <text:p/>
        </draw:line>
        <draw:frame draw:style-name="gr1" draw:layer="layout" svg:width="3.175cm" svg:height="0.725cm" svg:x="9.89cm" svg:y="9.287cm">
          <draw:text-box>
            <text:p>QS(A, 5, 6)</text:p>
          </draw:text-box>
        </draw:frame>
        <draw:frame draw:style-name="gr3" draw:layer="layout" svg:width="1.905cm" svg:height="1.52cm" svg:x="12.43cm" svg:y="9.289cm">
          <draw:text-box>
            <text:p>[62,79]</text:p>
          </draw:text-box>
        </draw:frame>
        <draw:frame draw:style-name="gr1" draw:layer="layout" svg:width="3.175cm" svg:height="0.725cm" svg:x="6.08cm" svg:y="9.236cm">
          <draw:text-box>
            <text:p>QS(A, 1, 4)</text:p>
          </draw:text-box>
        </draw:frame>
        <draw:line draw:style-name="gr2" draw:text-style-name="P1" draw:layer="layout" svg:x1="7.35cm" svg:y1="7.985cm" svg:x2="7.35cm" svg:y2="9.255cm">
          <text:p/>
        </draw:line>
        <draw:line draw:style-name="gr2" draw:text-style-name="P1" draw:layer="layout" svg:x1="7.431cm" svg:y1="10.057cm" svg:x2="10.606cm" svg:y2="11.327cm">
          <text:p/>
        </draw:line>
        <draw:frame draw:style-name="gr1" draw:layer="layout" svg:width="3.175cm" svg:height="0.725cm" svg:x="9.89cm" svg:y="11.345cm">
          <draw:text-box>
            <text:p>QS(A, 3, 4)</text:p>
          </draw:text-box>
        </draw:frame>
        <draw:frame draw:style-name="gr3" draw:layer="layout" svg:width="1.905cm" svg:height="1.52cm" svg:x="12.43cm" svg:y="11.347cm">
          <draw:text-box>
            <text:p>[41,57]</text:p>
          </draw:text-box>
        </draw:frame>
        <draw:frame draw:style-name="gr1" draw:layer="layout" svg:width="3.175cm" svg:height="0.725cm" svg:x="6.08cm" svg:y="11.294cm">
          <draw:text-box>
            <text:p>QS(A, 1, 2)</text:p>
          </draw:text-box>
        </draw:frame>
        <draw:line draw:style-name="gr2" draw:text-style-name="P1" draw:layer="layout" svg:x1="7.35cm" svg:y1="10.043cm" svg:x2="7.35cm" svg:y2="11.313cm">
          <text:p/>
        </draw:line>
        <draw:frame draw:style-name="gr3" draw:layer="layout" svg:width="1.905cm" svg:height="1.52cm" svg:x="4.364cm" svg:y="11.347cm">
          <draw:text-box>
            <text:p>[28,35]</text:p>
          </draw:text-box>
        </draw:frame>
        <draw:line draw:style-name="gr4" draw:text-style-name="P1" draw:layer="layout" svg:x1="5.445cm" svg:y1="6.2cm" svg:x2="4.81cm" svg:y2="11.28cm">
          <text:p/>
        </draw:line>
        <draw:line draw:style-name="gr4" draw:text-style-name="P1" draw:layer="layout" svg:x1="5.445cm" svg:y1="12.265cm" svg:x2="13.065cm" svg:y2="12.265cm">
          <text:p/>
        </draw:line>
        <draw:line draw:style-name="gr4" draw:text-style-name="P1" draw:layer="layout" svg:x1="13.329cm" svg:y1="11.28cm" svg:x2="13.329cm" svg:y2="10.01cm">
          <text:p/>
        </draw:line>
        <draw:line draw:style-name="gr4" draw:text-style-name="P1" draw:layer="layout" svg:x1="13.329cm" svg:y1="9.255cm" svg:x2="13.964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14T21:17:56</dc:date>
    <dc:creator>Adrianus Kleemans</dc:creator>
    <meta:editing-duration>PT02H20M57S</meta:editing-duration>
    <meta:editing-cycles>6</meta:editing-cycles>
    <meta:generator>OpenOffice.org/3.2$Linux OpenOffice.org_project/320m19$Build-9505</meta:generator>
    <meta:document-statistic meta:object-count="26"/>
  </office:meta>
</office:document-meta>
</file>